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margin-top="0in" fo:margin-bottom="0.25in" style:contextual-spacing="false" style:line-height-at-least="0.2917in" fo:orphans="2" fo:widows="2" fo:text-indent="0in" style:auto-text-indent="false"/>
      <style:text-properties fo:font-variant="normal" fo:text-transform="none" fo:color="#0a0a0a" loext:opacity="100%" style:font-name="Google Sans" fo:font-size="15pt" fo:letter-spacing="normal" fo:font-style="normal" style:text-underline-style="solid" style:text-underline-width="auto" style:text-underline-color="font-color" fo:font-weight="normal" officeooo:paragraph-rsid="00016891"/>
    </style:style>
    <style:style style:name="P2" style:family="paragraph" style:parent-style-name="Standard" style:list-style-name="L1">
      <style:paragraph-properties fo:margin-left="0in" fo:margin-right="0in" fo:margin-top="0in" fo:margin-bottom="0.25in" style:contextual-spacing="false" style:line-height-at-least="0.2917in" fo:orphans="2" fo:widows="2" fo:text-indent="0in" style:auto-text-indent="false"/>
      <style:text-properties officeooo:paragraph-rsid="00016891"/>
    </style:style>
    <style:style style:name="P3" style:family="paragraph" style:parent-style-name="Standard">
      <style:paragraph-properties fo:margin-left="0in" fo:margin-right="0in" fo:margin-top="0in" fo:margin-bottom="0.25in" style:contextual-spacing="false" style:line-height-at-least="0.2917in" fo:orphans="2" fo:widows="2" fo:text-indent="0in" style:auto-text-indent="false"/>
      <style:text-properties fo:font-variant="normal" fo:text-transform="none" fo:color="#0a0a0a" loext:opacity="100%" style:font-name="Google Sans" fo:font-size="12pt" fo:letter-spacing="normal" fo:font-style="normal" style:text-underline-style="solid" style:text-underline-width="auto" style:text-underline-color="font-color" fo:font-weight="normal" officeooo:paragraph-rsid="00016891"/>
    </style:style>
    <style:style style:name="P4" style:family="paragraph" style:parent-style-name="Standard">
      <style:paragraph-properties fo:margin-left="0in" fo:margin-right="0in" fo:margin-top="0in" fo:margin-bottom="0.25in" style:contextual-spacing="false" style:line-height-at-least="0.2917in" fo:orphans="2" fo:widows="2" fo:text-indent="0in" style:auto-text-indent="false"/>
      <style:text-properties fo:font-variant="normal" fo:text-transform="none" fo:color="#0a0a0a" loext:opacity="100%" style:font-name="Google Sans" fo:font-size="12pt" fo:letter-spacing="normal" fo:language="uk" fo:country="UA" fo:font-style="normal" fo:font-weight="normal" officeooo:rsid="00016891" officeooo:paragraph-rsid="00016891"/>
    </style:style>
    <style:style style:name="P5" style:family="paragraph" style:parent-style-name="Standard" style:list-style-name="L2">
      <style:paragraph-properties fo:margin-left="0in" fo:margin-right="0in" fo:margin-top="0in" fo:margin-bottom="0.25in" style:contextual-spacing="false" style:line-height-at-least="0.2917in" fo:orphans="2" fo:widows="2" fo:text-indent="0in" style:auto-text-indent="false"/>
      <style:text-properties officeooo:paragraph-rsid="00016891"/>
    </style:style>
    <style:style style:name="P6" style:family="paragraph" style:parent-style-name="Standard">
      <style:paragraph-properties fo:margin-left="0in" fo:margin-right="0in" fo:margin-top="0in" fo:margin-bottom="0.25in" style:contextual-spacing="false" style:line-height-at-least="0.2917in" fo:orphans="2" fo:widows="2" fo:text-indent="0in" style:auto-text-indent="false"/>
      <style:text-properties officeooo:paragraph-rsid="00016891"/>
    </style:style>
    <style:style style:name="P7" style:family="paragraph" style:parent-style-name="Standard" style:list-style-name="L3">
      <style:paragraph-properties fo:margin-left="0in" fo:margin-right="0in" fo:margin-top="0in" fo:margin-bottom="0.25in" style:contextual-spacing="false" style:line-height-at-least="0.2917in" fo:orphans="2" fo:widows="2" fo:text-indent="0in" style:auto-text-indent="false"/>
      <style:text-properties officeooo:paragraph-rsid="00016891"/>
    </style:style>
    <style:style style:name="P8" style:family="paragraph" style:parent-style-name="Standard">
      <style:paragraph-properties fo:margin-left="0in" fo:margin-right="0in" fo:margin-top="0in" fo:margin-bottom="0.25in" style:contextual-spacing="false" style:line-height-at-least="0.2917in" fo:orphans="2" fo:widows="2" fo:text-indent="0in" style:auto-text-indent="false"/>
      <style:text-properties fo:font-variant="normal" fo:text-transform="none" fo:color="#0a0a0a" loext:opacity="100%" style:font-name="Google Sans" fo:font-size="12pt" fo:letter-spacing="normal" fo:font-style="normal" fo:font-weight="normal" officeooo:paragraph-rsid="00016891"/>
    </style:style>
    <style:style style:name="P9" style:family="paragraph" style:parent-style-name="Standard" style:list-style-name="L4">
      <style:paragraph-properties fo:margin-left="0in" fo:margin-right="0in" fo:margin-top="0in" fo:margin-bottom="0.25in" style:contextual-spacing="false" style:line-height-at-least="0.2917in" fo:orphans="2" fo:widows="2" fo:text-indent="0in" style:auto-text-indent="false"/>
      <style:text-properties officeooo:paragraph-rsid="00016891"/>
    </style:style>
    <style:style style:name="P10" style:family="paragraph" style:parent-style-name="Standard" style:list-style-name="L4" style:master-page-name="">
      <loext:graphic-properties draw:fill="none"/>
      <style:paragraph-properties fo:margin-left="0.0618in" fo:margin-right="0in" fo:margin-top="0in" fo:margin-bottom="0.25in" style:contextual-spacing="false" style:line-height-at-least="0.2917in" fo:orphans="2" fo:widows="2" fo:text-indent="0in" style:auto-text-indent="false" style:page-number="auto" fo:background-color="transparent"/>
      <style:text-properties officeooo:paragraph-rsid="00016891"/>
    </style:style>
    <style:style style:name="T1" style:family="text">
      <style:text-properties fo:language="uk" fo:country="UA" officeooo:rsid="00016891"/>
    </style:style>
    <style:style style:name="T2" style:family="text">
      <style:text-properties fo:language="en" fo:country="US" officeooo:rsid="00016891"/>
    </style:style>
    <style:style style:name="T3" style:family="text">
      <style:text-properties fo:font-variant="normal" fo:text-transform="none" fo:color="#0a0a0a" loext:opacity="100%" style:font-name="Google Sans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5" style:family="text">
      <style:text-properties fo:font-variant="normal" fo:text-transform="none" fo:color="#0a0a0a" loext:opacity="100%" style:font-name="Google Sans" fo:font-size="12pt" fo:letter-spacing="normal" fo:font-style="normal" style:text-underline-style="solid" style:text-underline-width="auto" style:text-underline-color="font-color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Поясніть етапи завантаження системи </text:span><text:span text:style-name="T2">Linux</text:span></text:p>
      <text:list text:style-name="L1">
        <text:list-item>
          <text:p text:style-name="P2"><text:span text:style-name="Strong_20_Emphasis"><text:span text:style-name="T3">BIOS/UEFI</text:span></text:span><text:span text:style-name="T3">:</text:span><text:span text:style-name="T4"> Первинна перевірка обладнання та пошук завантажувача на диску.</text:span></text:p>
        </text:list-item>
        <text:list-item>
          <text:p text:style-name="P2"><text:span text:style-name="Strong_20_Emphasis"><text:span text:style-name="T3">Bootloader (GRUB)</text:span></text:span><text:span text:style-name="T4">: Меню вибору операційної системи. GRUB завантажує ядро (Kernel) у пам'ять.</text:span></text:p>
        </text:list-item>
        <text:list-item>
          <text:p text:style-name="P2"><text:span text:style-name="Strong_20_Emphasis"><text:span text:style-name="T3">Kernel (Ядро)</text:span></text:span><text:span text:style-name="T4">: Ініціалізує залізо та монтує кореневу файлову систему (</text:span><text:span text:style-name="Source_20_Text"><text:span text:style-name="T4">/</text:span></text:span><text:span text:style-name="T4">).</text:span></text:p>
        </text:list-item>
        <text:list-item>
          <text:p text:style-name="P2"><text:span text:style-name="Strong_20_Emphasis"><text:span text:style-name="T3">Init (Systemd)</text:span></text:span><text:span text:style-name="T4">: Перший процес PID 1 який запускає всі інші служби згідно із їх інітами.</text:span></text:p>
        </text:list-item>
        <text:list-item>
          <text:p text:style-name="P2"><text:span text:style-name="Strong_20_Emphasis"><text:span text:style-name="T3">User Space</text:span></text:span><text:span text:style-name="T4">: Поява вікна логіну або терміналу для користувача.</text:span></text:p>
        </text:list-item>
      </text:list>
      <text:p text:style-name="P3">2. Як переглянути системні журнали? (System Logs)</text:p>
      <text:p text:style-name="P4">За допомогою команд:</text:p>
      <text:list text:style-name="L2">
        <text:list-item>
          <text:p text:style-name="P5"><text:span text:style-name="Strong_20_Emphasis"><text:span text:style-name="Source_20_Text"><text:span text:style-name="T4">journalctl</text:span></text:span></text:span><text:span text:style-name="T4">: Основна команда для перегляду логів </text:span><text:span text:style-name="Source_20_Text"><text:span text:style-name="T4">systemd</text:span></text:span><text:span text:style-name="T4">.</text:span></text:p>
          <text:list>
            <text:list-item>
              <text:p text:style-name="P5"><text:span text:style-name="Source_20_Text"><text:span text:style-name="T4">journalctl -u ssh</text:span></text:span><text:span text:style-name="T4"> — логи конкретного сервісу.</text:span></text:p>
            </text:list-item>
            <text:list-item>
              <text:p text:style-name="P5"><text:span text:style-name="Source_20_Text"><text:span text:style-name="T4">journalctl -f</text:span></text:span><text:span text:style-name="T4"> — перегляд логів у реальному часі.</text:span></text:p>
            </text:list-item>
          </text:list>
        </text:list-item>
      </text:list>
      <text:p text:style-name="P6"><text:span text:style-name="T5">3. Опис дозволів </text:span><text:span text:style-name="Source_20_Text"><text:span text:style-name="T5">-rw-------</text:span></text:span><text:span text:style-name="T5"> та прапорець виконання</text:span></text:p>
      <text:list text:style-name="L3">
        <text:list-item>
          <text:list>
            <text:list-header>
              <text:p text:style-name="P7"><text:span text:style-name="T4">Перший дефіс </text:span><text:span text:style-name="Source_20_Text"><text:span text:style-name="T4">-</text:span></text:span><text:span text:style-name="T4"> означає, що це </text:span><text:span text:style-name="Strong_20_Emphasis"><text:span text:style-name="T4">звичайний файл</text:span></text:span><text:span text:style-name="T4">.</text:span></text:p>
              <text:p text:style-name="P7"><text:span text:style-name="T4">Перша трійка </text:span><text:span text:style-name="Source_20_Text"><text:span text:style-name="T4">rw-</text:span></text:span><text:span text:style-name="T4">: </text:span><text:span text:style-name="Strong_20_Emphasis"><text:span text:style-name="T4">Власник</text:span></text:span><text:span text:style-name="T4"> має права на читання (read) та запис (write), але не на виконання.</text:span></text:p>
              <text:p text:style-name="P7"><text:span text:style-name="T4">Друга та третя трійки </text:span><text:span text:style-name="Source_20_Text"><text:span text:style-name="T4">---</text:span></text:span><text:span text:style-name="T4">: </text:span><text:span text:style-name="Strong_20_Emphasis"><text:span text:style-name="T4">Група</text:span></text:span><text:span text:style-name="T4"> та </text:span><text:span text:style-name="Strong_20_Emphasis"><text:span text:style-name="T4">Інші користувачі</text:span></text:span><text:span text:style-name="T4"> не мають жодних прав (ні бачити файл, ні змінювати).</text:span></text:p>
            </text:list-header>
          </text:list>
          <text:p text:style-name="P7"><text:soft-page-break/><text:span text:style-name="Strong_20_Emphasis"><text:span text:style-name="T5">Як додати прапорець виконання?</text:span></text:span><text:span text:style-name="T5">:</text:span><text:span text:style-name="T4"><text:line-break/>Використовується команда </text:span><text:span text:style-name="Source_20_Text"><text:span text:style-name="T4">chmod</text:span></text:span><text:span text:style-name="T4">:</text:span></text:p>
          <text:p text:style-name="P7"><text:span text:style-name="Source_20_Text"><text:span text:style-name="T4">chmod +x назва_файлу</text:span></text:span></text:p>
        </text:list-item>
      </text:list>
      <text:p text:style-name="P6"><text:span text:style-name="T5">4. Різниця між </text:span><text:span text:style-name="Source_20_Text"><text:span text:style-name="T5">apt</text:span></text:span><text:span text:style-name="T5"> і </text:span><text:span text:style-name="Source_20_Text"><text:span text:style-name="T5">dpkg</text:span></text:span></text:p>
      <text:p text:style-name="P8">Це інструменти різного рівня:</text:p>
      <text:list text:style-name="L4">
        <text:list-item>
          <text:p text:style-name="P9"><text:span text:style-name="Strong_20_Emphasis"><text:span text:style-name="T3">dpkg (low-level)</text:span></text:span><text:span text:style-name="T3">:</text:span><text:span text:style-name="T4"> Це "низькорівневий" менеджер. Він вміє встановлювати окремі </text:span><text:span text:style-name="Source_20_Text"><text:span text:style-name="T4">.deb</text:span></text:span><text:span text:style-name="T4"> пакети, які вже лежать у вас на диску. Він </text:span><text:span text:style-name="Strong_20_Emphasis"><text:span text:style-name="T4">не вміє</text:span></text:span><text:span text:style-name="T4"> сам завантажувати файли з інтернету і </text:span><text:span text:style-name="Strong_20_Emphasis"><text:span text:style-name="T4">не вирішує</text:span></text:span><text:span text:style-name="T4"> проблеми із залежностями.</text:span></text:p>
        </text:list-item>
        <text:list-item>
          <text:p text:style-name="P10"><text:span text:style-name="Strong_20_Emphasis"><text:span text:style-name="T3">apt (high-level)</text:span></text:span><text:span text:style-name="T4">: Це "розумна" надбудова над </text:span><text:span text:style-name="Source_20_Text"><text:span text:style-name="T4">dpkg</text:span></text:span><text:span text:style-name="T4">. Він сам іде в репозиторії (інтернет-сховища), завантажує потрібний пакет і, головне, </text:span><text:span text:style-name="Strong_20_Emphasis"><text:span text:style-name="T4">автоматично встановлює всі залежності</text:span></text:span><text:span text:style-name="T4">, необхідні для роботи програми.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7T15:21:04.764160800</meta:creation-date>
    <dc:date>2026-03-07T15:28:55.428124700</dc:date>
    <meta:editing-duration>PT7M51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21" meta:word-count="234" meta:character-count="1510" meta:non-whitespace-character-count="1311"/>
  </office:meta>
</office:document-meta>
</file>